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ctwithoutfill">
      <style:graphic-properties svg:stroke-width="0.25cm" svg:stroke-color="#000000" draw:marker-start-width="0.58cm" draw:marker-end="" draw:marker-end-width="0.68cm" svg:stroke-linecap="round" draw:fill="solid" draw:textarea-vertical-align="middle" fo:padding-top="0.25cm" fo:padding-bottom="0.25cm" fo:padding-left="0.375cm" fo:padding-right="0.375cm"/>
    </style:style>
    <style:style style:name="gr4" style:family="graphic" style:parent-style-name="objectwithoutfill">
      <style:graphic-properties draw:stroke="dash" draw:stroke-dash="Dot" svg:stroke-width="0.15cm" svg:stroke-color="#666666" draw:marker-start="Arrowheads_20_3" draw:marker-start-width="0.53cm" draw:marker-end="Arrowheads_20_2" draw:marker-end-width="0.53cm" draw:fill="solid" draw:textarea-vertical-align="middle" fo:padding-top="0.2cm" fo:padding-bottom="0.2cm" fo:padding-left="0.325cm" fo:padding-right="0.325cm"/>
    </style:style>
    <style:style style:name="P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solid"/>
      <style:paragraph-properties fo:text-align="center"/>
      <style:text-properties fo:font-weight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8cm" svg:height="0.962cm" svg:x="13.75cm" svg:y="14.346cm">
          <draw:text-box>
            <text:p><text:span text:style-name="T1">Okapia</text:span></text:p>
          </draw:text-box>
        </draw:frame>
        <draw:frame draw:style-name="gr2" draw:text-style-name="P1" draw:layer="layout" svg:width="3.6cm" svg:height="1.673cm" svg:x="13.75cm" svg:y="6.346cm">
          <draw:text-box>
            <text:p><text:span text:style-name="T1">reticulata</text:span></text:p>
          </draw:text-box>
        </draw:frame>
        <draw:frame draw:style-name="gr2" draw:text-style-name="P1" draw:layer="layout" svg:width="3.6cm" svg:height="1.673cm" svg:x="13.75cm" svg:y="7.746cm">
          <draw:text-box>
            <text:p><text:span text:style-name="T1">peralta</text:span></text:p>
          </draw:text-box>
        </draw:frame>
        <draw:frame draw:style-name="gr2" draw:text-style-name="P1" draw:layer="layout" svg:width="3.6cm" svg:height="1.673cm" svg:x="13.75cm" svg:y="9.346cm">
          <draw:text-box>
            <text:p><text:span text:style-name="T1">rotschildi</text:span></text:p>
          </draw:text-box>
        </draw:frame>
        <draw:frame draw:style-name="gr2" draw:text-style-name="P1" draw:layer="layout" svg:width="5cm" svg:height="1.673cm" svg:x="13.75cm" svg:y="10.946cm">
          <draw:text-box>
            <text:p><text:span text:style-name="T1">camelopardis</text:span></text:p>
          </draw:text-box>
        </draw:frame>
        <draw:frame draw:style-name="gr2" draw:text-style-name="P1" draw:layer="layout" svg:width="5cm" svg:height="1.673cm" svg:x="13.75cm" svg:y="12.546cm">
          <draw:text-box>
            <text:p><text:span text:style-name="T1">antiquorum</text:span></text:p>
          </draw:text-box>
        </draw:frame>
        <draw:frame draw:style-name="gr2" draw:text-style-name="P1" draw:layer="layout" svg:width="5cm" svg:height="1.673cm" svg:x="13.75cm" svg:y="3.219cm">
          <draw:text-box>
            <text:p><text:span text:style-name="T1">thornicrofti</text:span></text:p>
          </draw:text-box>
        </draw:frame>
        <draw:frame draw:style-name="gr2" draw:text-style-name="P1" draw:layer="layout" svg:width="5cm" svg:height="1.673cm" svg:x="13.75cm" svg:y="4.746cm">
          <draw:text-box>
            <text:p><text:span text:style-name="T1">tippelskirchi</text:span></text:p>
          </draw:text-box>
        </draw:frame>
        <draw:frame draw:style-name="gr2" draw:text-style-name="P1" draw:layer="layout" svg:width="2.6cm" svg:height="1.673cm" svg:x="13.75cm" svg:y="1.546cm">
          <draw:text-box>
            <text:p><text:span text:style-name="T1">giraffa</text:span></text:p>
            <text:p><text:span text:style-name="T1"/></text:p>
          </draw:text-box>
        </draw:frame>
        <draw:frame draw:style-name="gr2" draw:text-style-name="P1" draw:layer="layout" svg:width="4cm" svg:height="1.673cm" svg:x="13.75cm" svg:y="0cm">
          <draw:text-box>
            <text:p><text:span text:style-name="T1">angolensis</text:span></text:p>
          </draw:text-box>
        </draw:frame>
        <draw:line draw:style-name="gr3" draw:text-style-name="P2" draw:layer="layout" svg:x1="13.55cm" svg:y1="0.546cm" svg:x2="11.35cm" svg:y2="0.546cm">
          <text:p/>
        </draw:line>
        <draw:line draw:style-name="gr3" draw:text-style-name="P2" draw:layer="layout" svg:x1="11.35cm" svg:y1="0.546cm" svg:x2="11.35cm" svg:y2="2.15cm">
          <text:p/>
        </draw:line>
        <draw:line draw:style-name="gr3" draw:text-style-name="P2" draw:layer="layout" svg:x1="13.55cm" svg:y1="2.15cm" svg:x2="11.35cm" svg:y2="2.15cm">
          <text:p/>
        </draw:line>
        <draw:line draw:style-name="gr3" draw:text-style-name="P2" draw:layer="layout" svg:x1="13.55cm" svg:y1="3.753cm" svg:x2="11.35cm" svg:y2="3.753cm">
          <text:p/>
        </draw:line>
        <draw:line draw:style-name="gr3" draw:text-style-name="P2" draw:layer="layout" svg:x1="11.35cm" svg:y1="3.753cm" svg:x2="11.35cm" svg:y2="5.357cm">
          <text:p/>
        </draw:line>
        <draw:line draw:style-name="gr3" draw:text-style-name="P2" draw:layer="layout" svg:x1="13.55cm" svg:y1="5.357cm" svg:x2="11.35cm" svg:y2="5.357cm">
          <text:p/>
        </draw:line>
        <draw:line draw:style-name="gr3" draw:text-style-name="P2" draw:layer="layout" svg:x1="13.55cm" svg:y1="11.542cm" svg:x2="11.35cm" svg:y2="11.542cm">
          <text:p/>
        </draw:line>
        <draw:line draw:style-name="gr3" draw:text-style-name="P2" draw:layer="layout" svg:x1="11.35cm" svg:y1="11.542cm" svg:x2="11.35cm" svg:y2="13.146cm">
          <text:p/>
        </draw:line>
        <draw:line draw:style-name="gr3" draw:text-style-name="P2" draw:layer="layout" svg:x1="13.55cm" svg:y1="13.146cm" svg:x2="11.35cm" svg:y2="13.146cm">
          <text:p/>
        </draw:line>
        <draw:line draw:style-name="gr3" draw:text-style-name="P2" draw:layer="layout" svg:x1="13.55cm" svg:y1="9.939cm" svg:x2="9.15cm" svg:y2="9.939cm">
          <text:p/>
        </draw:line>
        <draw:line draw:style-name="gr3" draw:text-style-name="P2" draw:layer="layout" svg:x1="9.15cm" svg:y1="9.939cm" svg:x2="9.15cm" svg:y2="12.23cm">
          <text:p/>
        </draw:line>
        <draw:line draw:style-name="gr3" draw:text-style-name="P2" draw:layer="layout" svg:x1="11.35cm" svg:y1="12.23cm" svg:x2="9.15cm" svg:y2="12.23cm">
          <text:p/>
        </draw:line>
        <draw:line draw:style-name="gr3" draw:text-style-name="P2" draw:layer="layout" svg:x1="9.15cm" svg:y1="11.084cm" svg:x2="6.95cm" svg:y2="11.084cm">
          <text:p/>
        </draw:line>
        <draw:line draw:style-name="gr3" draw:text-style-name="P2" draw:layer="layout" svg:x1="13.55cm" svg:y1="8.335cm" svg:x2="6.95cm" svg:y2="8.335cm">
          <text:p/>
        </draw:line>
        <draw:line draw:style-name="gr3" draw:text-style-name="P2" draw:layer="layout" svg:x1="6.95cm" svg:y1="8.335cm" svg:x2="6.95cm" svg:y2="11.084cm">
          <text:p/>
        </draw:line>
        <draw:line draw:style-name="gr3" draw:text-style-name="P2" draw:layer="layout" svg:x1="6.95cm" svg:y1="9.71cm" svg:x2="4.75cm" svg:y2="9.71cm">
          <text:p/>
        </draw:line>
        <draw:line draw:style-name="gr3" draw:text-style-name="P2" draw:layer="layout" svg:x1="13.55cm" svg:y1="6.961cm" svg:x2="4.75cm" svg:y2="6.961cm">
          <text:p/>
        </draw:line>
        <draw:line draw:style-name="gr3" draw:text-style-name="P2" draw:layer="layout" svg:x1="4.75cm" svg:y1="6.961cm" svg:x2="4.75cm" svg:y2="9.71cm">
          <text:p/>
        </draw:line>
        <draw:line draw:style-name="gr4" draw:text-style-name="P3" draw:layer="layout" svg:x1="12.35cm" svg:y1="6.982cm" svg:x2="12.35cm" svg:y2="9.939cm">
          <text:p/>
        </draw:line>
        <draw:line draw:style-name="gr4" draw:text-style-name="P3" draw:layer="layout" svg:x1="12.95cm" svg:y1="6.946cm" svg:x2="12.95cm" svg:y2="5.357cm">
          <text:p/>
        </draw:line>
        <draw:line draw:style-name="gr3" draw:text-style-name="P2" draw:layer="layout" svg:x1="11.35cm" svg:y1="1.233cm" svg:x2="9.15cm" svg:y2="1.233cm">
          <text:p/>
        </draw:line>
        <draw:line draw:style-name="gr3" draw:text-style-name="P2" draw:layer="layout" svg:x1="9.15cm" svg:y1="1.233cm" svg:x2="9.15cm" svg:y2="4.44cm">
          <text:p/>
        </draw:line>
        <draw:line draw:style-name="gr3" draw:text-style-name="P2" draw:layer="layout" svg:x1="11.35cm" svg:y1="4.441cm" svg:x2="9.15cm" svg:y2="4.441cm">
          <text:p/>
        </draw:line>
        <draw:line draw:style-name="gr3" draw:text-style-name="P2" draw:layer="layout" svg:x1="4.75cm" svg:y1="8.335cm" svg:x2="2.55cm" svg:y2="8.335cm">
          <text:p/>
        </draw:line>
        <draw:line draw:style-name="gr3" draw:text-style-name="P2" draw:layer="layout" svg:x1="2.55cm" svg:y1="2.837cm" svg:x2="2.55cm" svg:y2="8.335cm">
          <text:p/>
        </draw:line>
        <draw:line draw:style-name="gr3" draw:text-style-name="P2" draw:layer="layout" svg:x1="9.15cm" svg:y1="2.837cm" svg:x2="2.55cm" svg:y2="2.837cm">
          <text:p/>
        </draw:line>
        <draw:line draw:style-name="gr3" draw:text-style-name="P2" draw:layer="layout" svg:x1="2.55cm" svg:y1="5.746cm" svg:x2="0.35cm" svg:y2="5.746cm">
          <text:p/>
        </draw:line>
        <draw:line draw:style-name="gr3" draw:text-style-name="P2" draw:layer="layout" svg:x1="0.35cm" svg:y1="14.946cm" svg:x2="0.35cm" svg:y2="5.747cm">
          <text:p/>
        </draw:line>
        <draw:line draw:style-name="gr3" draw:text-style-name="P2" draw:layer="layout" svg:x1="0.35cm" svg:y1="14.946cm" svg:x2="13.55cm" svg:y2="14.9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1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2T17:30:58.253738265</meta:creation-date>
    <dc:date>2023-02-12T17:32:38.190277606</dc:date>
    <meta:editing-duration>PT1M40S</meta:editing-duration>
    <meta:editing-cycles>1</meta:editing-cycles>
    <meta:document-statistic meta:object-count="39"/>
    <meta:generator>LibreOffice/7.3.7.2$Linux_X86_64 LibreOffice_project/30$Build-2</meta:generator>
  </office:meta>
</office:document-meta>
</file>